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575cm" fo:min-width="3.287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64cm" fo:min-width="3.30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GB"/>
    </style:style>
    <style:style style:name="T5" style:family="text">
      <style:text-properties style:text-position="-33% 58%" fo:language="en" fo:country="GB"/>
    </style:style>
    <style:style style:name="T6" style:family="text">
      <style:text-properties style:font-name="Liberation Sans1" fo:language="en" fo:country="GB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onnector draw:style-name="gr1" draw:text-style-name="P1" draw:layer="layout" svg:x1="2.879cm" svg:y1="9.25cm" svg:x2="10.104cm" svg:y2="10.969cm" draw:start-shape="id1" draw:start-glue-point="8" draw:end-shape="id2" draw:end-glue-point="5" svg:d="M2879 9250v1719h7225" svg:viewBox="0 0 7226 1720">
            <text:p/>
          </draw:connector>
          <draw:connector draw:style-name="gr2" draw:text-style-name="P1" draw:layer="layout" draw:line-skew="-2.931cm" svg:x1="8.038cm" svg:y1="5.542cm" svg:x2="22.574cm" svg:y2="5.675cm" draw:start-shape="id3" draw:start-glue-point="1" draw:end-shape="id4" draw:end-glue-point="6" svg:d="M8038 5542h4337v133h10199" svg:viewBox="0 0 14537 134">
            <text:p/>
          </draw:connector>
          <draw:connector draw:style-name="gr3" draw:text-style-name="P1" draw:layer="layout" svg:x1="14.691cm" svg:y1="11.044cm" svg:x2="22.575cm" svg:y2="11.076cm" draw:start-shape="id2" draw:start-glue-point="7" draw:end-shape="id5" draw:end-glue-point="6" svg:d="M14691 11044h3918v32h3966" svg:viewBox="0 0 7885 33">
            <text:p/>
          </draw:connector>
          <draw:custom-shape draw:style-name="gr4" draw:text-style-name="P2" xml:id="id1" draw:id="id1" draw:layer="layout" svg:width="1.842cm" svg:height="1.843cm" svg:x="1.958cm" svg:y="7.407cm">
            <text:p text:style-name="P2">~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4.589cm" svg:height="6.252cm" svg:x="16.403cm" svg:y="5.199cm">
            <draw:glue-point draw:id="4" svg:x="-4.998cm" svg:y="-4.272cm"/>
            <draw:glue-point draw:id="5" svg:x="-4.998cm" svg:y="4.23cm"/>
            <draw:glue-point draw:id="6" svg:x="5.001cm" svg:y="-4.272cm"/>
            <draw:glue-point draw:id="7" svg:x="5.001cm" svg:y="4.35cm"/>
            <text:p text:style-name="P3"><text:span text:style-name="T1">C</text:span><text:span text:style-name="T1">o</text:span><text:span text:style-name="T1">m</text:span><text:span text:style-name="T1">m</text:span><text:span text:style-name="T1">o</text:span><text:span text:style-name="T1">n</text:span></text:p>
            <text:p text:style-name="P3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s</text:span><text:span text:style-name="T1">t</text:span><text:span text:style-name="T1">a</text:span><text:span text:style-name="T1">g</text:span><text:span text:style-name="T1">e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787cm" svg:height="1.825cm" svg:x="0.9cm" svg:y="7.034cm">
            <draw:text-box>
              <text:p text:style-name="P4"><text:span text:style-name="T2">v</text:span><text:span text:style-name="T3">i</text:span><text:span text:style-name="T3">n</text:span></text:p>
            </draw:text-box>
          </draw:frame>
          <draw:frame draw:style-name="gr7" draw:text-style-name="P5" draw:layer="layout" svg:width="3.804cm" svg:height="1.114cm" svg:x="23.296cm" svg:y="6.493cm">
            <draw:text-box>
              <text:p text:style-name="P4"><text:span text:style-name="T2">v</text:span><text:span text:style-name="T3">o</text:span><text:span text:style-name="T3">u</text:span><text:span text:style-name="T3">t</text:span><text:span text:style-name="T2"> </text:span></text:p>
            </draw:text-box>
          </draw:frame>
          <draw:custom-shape draw:style-name="gr8" draw:text-style-name="P2" xml:id="id4" draw:id="id4" draw:layer="layout" svg:width="0.6cm" svg:height="0.6cm" svg:x="22.574cm" svg:y="5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5" draw:id="id5" draw:layer="layout" svg:width="0.6cm" svg:height="0.6cm" svg:x="22.575cm" svg:y="10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875cm" svg:height="0.962cm" svg:x="23cm" svg:y="5.507cm">
            <draw:text-box>
              <text:p>+</text:p>
            </draw:text-box>
          </draw:frame>
          <draw:frame draw:style-name="gr10" draw:text-style-name="P6" draw:layer="layout" svg:width="0.714cm" svg:height="0.962cm" svg:x="23.001cm" svg:y="10.207cm">
            <draw:text-box>
              <text:p>-</text:p>
            </draw:text-box>
          </draw:frame>
          <draw:g xml:id="id3" draw:id="id3">
            <draw:line draw:style-name="gr11" draw:text-style-name="P7" draw:layer="layout" svg:x1="4.038cm" svg:y1="5.504cm" svg:x2="4.36cm" svg:y2="5.007cm">
              <text:p/>
            </draw:line>
            <draw:line draw:style-name="gr11" draw:text-style-name="P7" draw:layer="layout" svg:x1="5.031cm" svg:y1="6.02cm" svg:x2="4.354cm" svg:y2="5.008cm">
              <text:p/>
            </draw:line>
            <draw:line draw:style-name="gr11" draw:text-style-name="P7" draw:layer="layout" svg:x1="6.357cm" svg:y1="6.077cm" svg:x2="7.034cm" svg:y2="5.065cm">
              <text:p/>
            </draw:line>
            <draw:line draw:style-name="gr11" draw:text-style-name="P7" draw:layer="layout" svg:x1="4.998cm" svg:y1="6.044cm" svg:x2="5.675cm" svg:y2="5.032cm">
              <text:p/>
            </draw:line>
            <draw:line draw:style-name="gr11" draw:text-style-name="P7" draw:layer="layout" svg:x1="6.386cm" svg:y1="6.071cm" svg:x2="5.709cm" svg:y2="5.059cm">
              <text:p/>
            </draw:line>
            <draw:line draw:style-name="gr11" draw:text-style-name="P7" draw:layer="layout" svg:x1="7.728cm" svg:y1="6.072cm" svg:x2="7.051cm" svg:y2="5.06cm">
              <text:p/>
            </draw:line>
            <draw:line draw:style-name="gr11" draw:text-style-name="P7" draw:layer="layout" svg:x1="7.716cm" svg:y1="6.021cm" svg:x2="8.038cm" svg:y2="5.524cm">
              <text:p/>
            </draw:line>
          </draw:g>
          <draw:connector draw:style-name="gr12" draw:text-style-name="P2" draw:layer="layout" svg:x1="2.879cm" svg:y1="7.407cm" svg:x2="4.038cm" svg:y2="5.542cm" draw:start-shape="id1" draw:start-glue-point="4" draw:end-shape="id3" draw:end-glue-point="3" svg:d="M2879 7407v-1865h1159" svg:viewBox="0 0 1160 1866">
            <text:p/>
          </draw:connector>
          <draw:custom-shape draw:style-name="gr13" draw:text-style-name="P1" xml:id="id2" draw:id="id2" draw:layer="layout" svg:width="4.589cm" svg:height="6.252cm" svg:x="10.103cm" svg:y="5.199cm">
            <draw:glue-point draw:id="4" svg:x="-4.998cm" svg:y="-4.272cm"/>
            <draw:glue-point draw:id="5" svg:x="-4.998cm" svg:y="4.23cm"/>
            <draw:glue-point draw:id="6" svg:x="5.001cm" svg:y="-4.272cm"/>
            <draw:glue-point draw:id="7" svg:x="5.001cm" svg:y="4.35cm"/>
            <text:p text:style-name="P3"><text:span text:style-name="T1">Common</text:span></text:p>
            <text:p text:style-name="P3"><text:span text:style-name="T1">emmiter stage</text:span></text:p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3.046cm" svg:height="1.114cm" svg:x="7.166cm" svg:y="4.3cm">
            <draw:text-box>
              <text:p><text:span text:style-name="T4">R</text:span><text:span text:style-name="T5">s</text:span><text:span text:style-name="T4">=100</text:span><text:span text:style-name="T6">Ω</text:span></text:p>
            </draw:text-box>
          </draw:frame>
        </draw:g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22T10:06:11.671000040</dc:date>
    <meta:editing-duration>PT19M10S</meta:editing-duration>
    <meta:editing-cycles>4</meta:editing-cycles>
    <meta:generator>LibreOffice/6.0.7.3$Linux_X86_64 LibreOffice_project/00m0$Build-3</meta:generator>
    <meta:document-statistic meta:object-count="46"/>
  </office:meta>
</office:document-meta>
</file>